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a0ef5" officeooo:paragraph-rsid="001a0ef5"/>
    </style:style>
    <style:style style:name="P2" style:family="paragraph" style:parent-style-name="Heading_20_1">
      <style:text-properties officeooo:paragraph-rsid="001a0ef5"/>
    </style:style>
    <style:style style:name="P3" style:family="paragraph" style:parent-style-name="Heading_20_2">
      <style:text-properties officeooo:paragraph-rsid="001a0ef5"/>
    </style:style>
    <style:style style:name="P4" style:family="paragraph" style:parent-style-name="Heading_20_3">
      <style:text-properties officeooo:rsid="001a0ef5" officeooo:paragraph-rsid="001a0ef5"/>
    </style:style>
    <style:style style:name="P5" style:family="paragraph" style:parent-style-name="Standard">
      <style:text-properties officeooo:rsid="001a0ef5" officeooo:paragraph-rsid="001a0ef5"/>
    </style:style>
    <style:style style:name="P6" style:family="paragraph" style:parent-style-name="Standard">
      <style:text-properties officeooo:rsid="001ab4db"/>
    </style:style>
    <style:style style:name="P7" style:family="paragraph" style:parent-style-name="Standard">
      <style:text-properties officeooo:rsid="001ae5ca" officeooo:paragraph-rsid="001ae5ca"/>
    </style:style>
    <style:style style:name="P8" style:family="paragraph" style:parent-style-name="Standard">
      <style:text-properties officeooo:rsid="001c39d4" officeooo:paragraph-rsid="001c39d4"/>
    </style:style>
    <style:style style:name="P9" style:family="paragraph" style:parent-style-name="Standard">
      <style:text-properties officeooo:rsid="001d2b38" officeooo:paragraph-rsid="001d2b38"/>
    </style:style>
    <style:style style:name="P10" style:family="paragraph" style:parent-style-name="Standard">
      <style:text-properties officeooo:rsid="001f76bb" officeooo:paragraph-rsid="001f76bb"/>
    </style:style>
    <style:style style:name="P11" style:family="paragraph" style:parent-style-name="Standard">
      <style:text-properties officeooo:rsid="00204634" officeooo:paragraph-rsid="00204634"/>
    </style:style>
    <style:style style:name="P12" style:family="paragraph" style:parent-style-name="Text_20_body">
      <style:text-properties officeooo:rsid="001e1d78" officeooo:paragraph-rsid="001e1d78"/>
    </style:style>
    <style:style style:name="P13" style:family="paragraph" style:parent-style-name="Text_20_body">
      <style:text-properties officeooo:rsid="001f76bb" officeooo:paragraph-rsid="001f76bb"/>
    </style:style>
    <style:style style:name="P14" style:family="paragraph" style:parent-style-name="Title">
      <style:text-properties officeooo:rsid="001a0ef5" officeooo:paragraph-rsid="001a0ef5"/>
    </style:style>
    <style:style style:name="T1" style:family="text">
      <style:text-properties officeooo:rsid="001a0ef5"/>
    </style:style>
    <style:style style:name="T2" style:family="text">
      <style:text-properties officeooo:rsid="001e1d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issertation</text:p>
      <text:h text:style-name="P2" text:outline-level="1"><text:span text:style-name="T1">Introduction</text:span></text:h>
      <text:p text:style-name="P5">In another file.</text:p>
      <text:h text:style-name="P1" text:outline-level="1">Data and methods</text:h>
      <text:h text:style-name="P3" text:outline-level="2"><text:span text:style-name="T1">Satellite-based GHI estimates and forecasts</text:span></text:h>
      <text:p text:style-name="Standard"/>
      <text:p text:style-name="P8">Satellite based measurements can see clouds and their brightness. Attenuation of ghi can be determined, and combine with clear sky info the ghi at surface.</text:p>
      <text:p text:style-name="P6"/>
      <text:p text:style-name="P9">ALSO ANSWER WHY YOUVE USED WHAT YOU HAVE?</text:p>
      <text:p text:style-name="Standard"/>
      <text:h text:style-name="P4" text:outline-level="3">Satellite imagery and datasets</text:h>
      <text:p text:style-name="Standard"/>
      <text:p text:style-name="P10">Seviri: </text:p>
      <text:p text:style-name="P10">msg meteosat-11 at 0d. Seviri 12 spectral chalnnels, vis ja vis. ….</text:p>
      <text:p text:style-name="Standard"/>
      <text:p text:style-name="P11">sarah:</text:p>
      <text:p text:style-name="P11">dataset based on obs from mviri. Daily means used here, (others exist?)</text:p>
      <text:p text:style-name="Standard"/>
      <text:p text:style-name="P11">both geostationary, meaning located above eq high. Viewing angle to high lat large issue with sat estimates, specifically with high lat. Viwin clouds not directly above, but side, causing shape problems and parallax, where cloud position appears differtn. This problem when irrad different direction, cloud and irrad path no match. </text:p>
      <text:p text:style-name="Standard"/>
      <text:h text:style-name="P4" text:outline-level="3">Clear sky models</text:h>
      <text:p text:style-name="P7"/>
      <text:p text:style-name="Text_20_body">Clear sky models are used in sat forecasts to get the ghi at surface in clear cases. Take into account attenuation of atmosphere, which is important, lesser than clouds, and heavy to calculate. Many use luts with rtms.</text:p>
      <text:p text:style-name="P13">This study four models, mcclear, specmagic, pvlib ineichen and simplified solis. For solis additional variations, to maybe find best. Mcclear physical cs model cams, radiative transfer, rtm based lut. Specmagic spectrally resolved ghi, lut with libradtran. Pvlib community based supprot pv energy. Parametristaion of linke turbidity. Solis specctrally resolved physical cs model. Best fit to rtm. Various input. Other data sources for these in paper II.</text:p>
      <text:p text:style-name="P13">Setup for solis includes default, aod, Wv, aod and wv, edni.</text:p>
      <text:p text:style-name="Text_20_body">Here we use pvlib solis for the ghi estiamates in all sky clear sky and forecast. It has good performance, and is practical aspects. Can be run from own comp as part of system.</text:p>
      <text:p text:style-name="Standard"/>
      <text:h text:style-name="P4" text:outline-level="3"><text:soft-page-break/>GHI estimates and forecasts</text:h>
      <text:p text:style-name="Text_20_body">Ghi estimates based on sat data are made by combining the cs estimates from cs model, with the impact of clouds determined from seviri imagery. <text:s/>For the effect of clouds heliosat method is used (refs paper II). Satellite based radiances are used to calculate cal as follows: eq.3. paper II where what is what. In this dissertation we have used this and this. Conversion as in paper II. Using vis and vis, because??. combined according to ref. </text:p>
      <text:p text:style-name="Text_20_body">Averaging process following amillo, to get most represnetative values for ro max and ro cs. Values need to describe as bright as possible realistic, within common, and for cs (<text:span text:style-name="T2">monthly cs radiance (of surface??)), we find a value which is for its own time slot, average within the good values (tails are removed).</text:span></text:p>
      <text:p text:style-name="Text_20_body">This gives us csi, which is csi=1-cal (+ variations). Csi describes the effect of clouds compared to the cs ghi (ref in II). Csi an ghics together give the estiamted ghi est with ghiest = ghics*csi.</text:p>
      <text:p text:style-name="Text_20_body"/>
      <text:p text:style-name="Text_20_body">To make forecast, <text:span text:style-name="T2">need the change, i.e. cloud movement. Evolution has impact but not good to get here. For the forecast, the cloud field movement is taken from two consecutive cal maps, based on two seviri images fro start time and next. Farneback.this cloud moveent is then applied to the first images, to attain the future cal maps. Then forecast with same as estimate, combine cs and cal.</text:span></text:p>
      <text:p text:style-name="P12">Method can only move cloudy pixels, meanign clear pix don’t move. Flaw...</text:p>
      <text:h text:style-name="P3" text:outline-level="2"><text:span text:style-name="T1">NWP forecasts</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5:05:44.178030822</meta:creation-date>
    <dc:date>2023-03-10T16:00:38.357536864</dc:date>
    <meta:editing-duration>PT30M39S</meta:editing-duration>
    <meta:editing-cycles>6</meta:editing-cycles>
    <meta:generator>LibreOffice/7.3.7.2$Linux_X86_64 LibreOffice_project/30$Build-2</meta:generator>
    <meta:document-statistic meta:table-count="0" meta:image-count="0" meta:object-count="0" meta:page-count="2" meta:paragraph-count="25" meta:word-count="537" meta:character-count="3219" meta:non-whitespace-character-count="2710"/>
  </office:meta>
</office:document-meta>
</file>